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HAMPI QUISPE, BASILI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828181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HAMPI QUISPE, BASILI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82818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JARAMILLO CUSI, CARLOS FRANCISCO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816072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0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9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49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245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45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56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9T17:23:35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